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Bookerly" svg:font-family="Bookerly" style:font-pitch="variable"/>
    <style:font-face style:name="Lato" svg:font-family="Lato"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Bookerly" fo:font-size="7pt" fo:font-weight="normal" officeooo:rsid="0129faff" officeooo:paragraph-rsid="0129faff" style:font-size-asian="7pt" style:font-weight-asian="normal" style:font-size-complex="7pt" style:font-weight-complex="normal"/>
    </style:style>
    <style:style style:name="P2" style:family="paragraph" style:parent-style-name="Standard">
      <style:text-properties style:font-name="Roboto Slab" fo:font-size="12pt" fo:font-weight="bold" officeooo:rsid="0000e83e" officeooo:paragraph-rsid="00014714"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Lato" fo:font-size="10pt" fo:font-weight="bold"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text-position="0% 100%" style:font-name="Lato" fo:font-size="10pt" fo:font-weight="bold" officeooo:rsid="0268a281" officeooo:paragraph-rsid="0268a281"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text-position="0% 100%" style:font-name="Lato" fo:font-size="10pt" fo:font-weight="bold" officeooo:rsid="02649ba1" officeooo:paragraph-rsid="02649ba1" style:font-size-asian="10pt" style:font-weight-asian="bold" style:font-size-complex="10pt" style:font-weight-complex="bold"/>
    </style:style>
    <style:style style:name="P6" style:family="paragraph" style:parent-style-name="Standard">
      <style:paragraph-properties fo:text-align="justify" style:justify-single-word="false"/>
      <style:text-properties style:text-position="0% 100%" style:font-name="Lato" fo:font-size="10pt" fo:font-weight="bold" officeooo:rsid="027bd2db" officeooo:paragraph-rsid="027bd2db" style:font-size-asian="10pt" style:font-weight-asian="bold" style:font-size-complex="10pt" style:font-weight-complex="bold"/>
    </style:style>
    <style:style style:name="P7" style:family="paragraph" style:parent-style-name="Standard">
      <style:paragraph-properties fo:text-align="justify" style:justify-single-word="false"/>
      <style:text-properties style:text-position="0% 100%" style:font-name="Lato" fo:font-size="10pt" fo:font-weight="normal" officeooo:rsid="0269d886" officeooo:paragraph-rsid="0269d886"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text-position="0% 100%" style:font-name="Lato" fo:font-size="10pt" fo:font-weight="normal" officeooo:rsid="026d4e6f" officeooo:paragraph-rsid="026d4e6f"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text-position="0% 100%" style:font-name="Lato" fo:font-size="10pt" fo:font-weight="normal" officeooo:rsid="026f6ebd" officeooo:paragraph-rsid="026f6ebd"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text-position="0% 100%" style:font-name="Lato" fo:font-size="10pt" fo:font-weight="normal" officeooo:rsid="02704a19" officeooo:paragraph-rsid="02704a19"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text-position="0% 100%" style:font-name="Lato" fo:font-size="10pt" fo:font-weight="normal" officeooo:rsid="0274c013" officeooo:paragraph-rsid="0274c013"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text-position="0% 100%" style:font-name="Lato" fo:font-size="10pt" fo:font-weight="normal" officeooo:rsid="0155ac52" officeooo:paragraph-rsid="018d9c3a"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text-position="0% 100%" style:font-name="Lato" fo:font-size="10pt" fo:font-weight="normal" officeooo:rsid="0279891c" officeooo:paragraph-rsid="0279891c"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text-position="0% 100%" style:font-name="Lato" fo:font-size="10pt" fo:font-weight="normal" officeooo:rsid="02649ba1" officeooo:paragraph-rsid="02649ba1"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text-position="0% 100%" style:font-name="Lato" fo:font-size="10pt" fo:font-weight="normal" officeooo:rsid="026676fd" officeooo:paragraph-rsid="026676fd"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text-position="0% 100%" style:font-name="Lato" fo:font-size="10pt" fo:font-weight="normal" officeooo:rsid="0268ab5d" officeooo:paragraph-rsid="0268ab5d"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text-position="0% 100%" style:font-name="Lato" fo:font-size="10pt" fo:font-weight="normal" officeooo:rsid="026f0180" officeooo:paragraph-rsid="026f0180"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text-position="0% 100%" style:font-name="Lato" fo:font-size="10pt" fo:font-weight="normal" officeooo:rsid="027bd2db" officeooo:paragraph-rsid="0284fc9f"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text-position="0% 100%" style:font-name="Lato" fo:font-size="10pt" fo:font-weight="normal" officeooo:rsid="027bd2db" officeooo:paragraph-rsid="027bd2db"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text-position="0% 100%" style:font-name="Lato" fo:font-size="10pt" fo:font-weight="normal" officeooo:rsid="027bd2db" officeooo:paragraph-rsid="0280f021"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text-position="0% 100%" style:font-name="Lato" fo:font-size="10pt" fo:font-weight="normal" officeooo:rsid="027bd2db" officeooo:paragraph-rsid="0285afd8"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text-position="0% 100%" style:font-name="Lato" fo:font-size="10pt" fo:font-weight="normal" officeooo:rsid="027bd2db" officeooo:paragraph-rsid="0290cf98"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style:text-position="0% 100%" style:font-name="Lato" fo:font-size="10pt" fo:font-weight="normal" officeooo:rsid="02945e42" officeooo:paragraph-rsid="02945e42" style:font-size-asian="10pt" style:font-weight-asian="normal" style:font-size-complex="10pt" style:font-weight-complex="normal"/>
    </style:style>
    <style:style style:name="T1" style:family="text">
      <style:text-properties officeooo:rsid="02429d67"/>
    </style:style>
    <style:style style:name="T2" style:family="text">
      <style:text-properties officeooo:rsid="0188a35b"/>
    </style:style>
    <style:style style:name="T3" style:family="text">
      <style:text-properties officeooo:rsid="0187f72c"/>
    </style:style>
    <style:style style:name="T4" style:family="text">
      <style:text-properties officeooo:rsid="026d4e6f"/>
    </style:style>
    <style:style style:name="T5" style:family="text">
      <style:text-properties officeooo:rsid="026e108b"/>
    </style:style>
    <style:style style:name="T6" style:family="text">
      <style:text-properties officeooo:rsid="0271ff9b"/>
    </style:style>
    <style:style style:name="T7" style:family="text">
      <style:text-properties officeooo:rsid="0275b7db"/>
    </style:style>
    <style:style style:name="T8" style:family="text">
      <style:text-properties officeooo:rsid="027b9190"/>
    </style:style>
    <style:style style:name="T9" style:family="text">
      <style:text-properties officeooo:rsid="027c972e"/>
    </style:style>
    <style:style style:name="T10" style:family="text">
      <style:text-properties officeooo:rsid="027f867d"/>
    </style:style>
    <style:style style:name="T11" style:family="text">
      <style:text-properties officeooo:rsid="0283d11d"/>
    </style:style>
    <style:style style:name="T12" style:family="text">
      <style:text-properties officeooo:rsid="0283e2d8"/>
    </style:style>
    <style:style style:name="T13" style:family="text">
      <style:text-properties style:text-position="sub 58%"/>
    </style:style>
    <style:style style:name="T14" style:family="text">
      <style:text-properties style:text-position="sub 58%" fo:font-style="normal" style:font-style-asian="normal" style:font-style-complex="normal"/>
    </style:style>
    <style:style style:name="T15" style:family="text">
      <style:text-properties style:text-position="sub 58%" fo:font-style="normal" officeooo:rsid="027f867d" style:font-style-asian="normal" style:font-style-complex="normal"/>
    </style:style>
    <style:style style:name="T16" style:family="text">
      <style:text-properties style:text-position="sub 58%" officeooo:rsid="0283e2d8"/>
    </style:style>
    <style:style style:name="T17" style:family="text">
      <style:text-properties style:text-position="sub 58%" fo:font-size="9pt" officeooo:rsid="0283e2d8" style:font-size-asian="9pt" style:font-size-complex="9pt"/>
    </style:style>
    <style:style style:name="T18" style:family="text">
      <style:text-properties style:text-position="sub 58%" fo:font-size="9pt" officeooo:rsid="0290cf98" style:font-size-asian="9pt" style:font-size-complex="9pt"/>
    </style:style>
    <style:style style:name="T19" style:family="text">
      <style:text-properties style:text-position="sub 58%" officeooo:rsid="0290cf98"/>
    </style:style>
    <style:style style:name="T20" style:family="text">
      <style:text-properties fo:font-size="9pt" style:font-size-asian="9pt" style:font-size-complex="9pt"/>
    </style:style>
    <style:style style:name="T21" style:family="text">
      <style:text-properties fo:font-size="9pt" officeooo:rsid="0290cf98" style:font-size-asian="9pt" style:font-size-complex="9pt"/>
    </style:style>
    <style:style style:name="T22" style:family="text">
      <style:text-properties officeooo:rsid="028fc0f2"/>
    </style:style>
    <style:style style:name="T23" style:family="text">
      <style:text-properties officeooo:rsid="0290cf98"/>
    </style:style>
    <style:style style:name="T24" style:family="text">
      <style:text-properties officeooo:rsid="0294e69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p>
      <text:p text:style-name="P4">a)</text:p>
      <text:p text:style-name="P7">T2 versucht, 2500 vom Stand aller Konti abzuziehen, doch der Constraint besagt Stand &gt;= 0, bei Konto A wäre der neue Stand -500, was den Constraint verletzt, weswegen die Transaktion abgebrochen wird. <text:span text:style-name="T4">Kein Stand wird verändert, da die ganze Transaktion abgebrochen wird.</text:span></text:p>
      <text:p text:style-name="P8">T3 <text:span text:style-name="T5">kommt zum Update, sieht eine Schreibsperre, wartet bis T2 fertig ist, sieht dann, dass T2 abgebrochen wurde, und kann sein Update ausführen. Der Commit ist erfolgreich, da das Update keinen Constraint verletzt.</text:span></text:p>
      <text:p text:style-name="P9">Somit ist bei A der Stand 4000 und bei B 3000.</text:p>
      <text:p text:style-name="P10">T4 beginnt und kreiert einen Snapshot noch während T3 läuft. Wenn T4 zum Update kommt, sieht sie im Snapshot, der seither nicht aktualisiert wurde, dass <text:span text:style-name="T6">eine Schreibsperre besteht. Da T3 schlussendlich erfolgreich abschliesst, wird T4 abgebrochen. Der Stand ist daher unverändert.</text:span></text:p>
      <text:p text:style-name="P11">T5 <text:span text:style-name="T7">beginnt nach T3 und während T4. T5s Snapshot beinhaltet also das erfolgreiche T3 und wartet ab, was mit T4 passiert. Da T4 nicht erfolgreich ist, kann laut Fallunterscheidug T5 updaten und den Stand von B verdreifachen. Somit ist der Stand von A 4000 und von B 9000.</text:span></text:p>
      <text:p text:style-name="P11"/>
      <text:p text:style-name="P12">SELECT * FROM konto;</text:p>
      <text:p text:style-name="P12"/>
      <text:p text:style-name="P13">konto</text:p>
      <text:p text:style-name="P13">Kid<text:tab/>Stand</text:p>
      <text:p text:style-name="P13">A<text:tab/><text:span text:style-name="T8">4000</text:span></text:p>
      <text:p text:style-name="P13">B<text:tab/><text:span text:style-name="T8">9</text:span>000</text:p>
      <text:p text:style-name="P13"><text:s/></text:p>
      <text:p text:style-name="P5">b)</text:p>
      <text:p text:style-name="P14">pg_clog</text:p>
      <text:p text:style-name="P14">Xid<text:tab/>Status</text:p>
      <text:p text:style-name="P15">1<text:tab/>2</text:p>
      <text:p text:style-name="P16">2<text:tab/>1</text:p>
      <text:p text:style-name="P17">3<text:tab/>2</text:p>
      <text:p text:style-name="P11">4<text:tab/>1</text:p>
      <text:p text:style-name="P11">5<text:tab/>2</text:p>
      <text:p text:style-name="P16"/>
      <text:p text:style-name="P6">2)</text:p>
      <text:p text:style-name="P6">a)</text:p>
      <text:p text:style-name="P18">SELECT l.name , a.aid , f.<text:span text:style-name="T10">leiter<text:tab/><text:tab/>π <text:s/></text:span>l.name , a.aid , f.<text:span text:style-name="T10">leiter</text:span></text:p>
      <text:p text:style-name="P19">FROM l, a, f<text:tab/><text:tab/><text:tab/><text:tab/><text:span text:style-name="T11">l </text:span>⨯ <text:span text:style-name="T11">a ⨯ f</text:span></text:p>
      <text:p text:style-name="P20">WHERE l.lid = a.lid <text:tab/><text:tab/><text:tab/>σ <text:span text:style-name="T12">l.lid=a.lid</text:span></text:p>
      <text:p text:style-name="P20">AND f.fid = <text:span text:style-name="T9">a</text:span>.fid <text:tab/><text:tab/><text:tab/><text:tab/>∧ <text:span text:style-name="T12">f.fid=a.fid</text:span></text:p>
      <text:p text:style-name="P20">AND f.leiter = ’Momo ’ ;<text:tab/><text:tab/><text:tab/>∧<text:span text:style-name="T12">f.leiter='Momo'</text:span></text:p>
      <text:p text:style-name="P19"/>
      <text:p text:style-name="P21"><text:span text:style-name="T10">π <text:s/></text:span><text:span text:style-name="T14">l.name , a.aid , f.</text:span><text:span text:style-name="T15">leiter</text:span><text:span text:style-name="T10"> ( </text:span>σ <text:span text:style-name="T16">l.lid=a.lid </text:span><text:span text:style-name="T13">∧ </text:span><text:span text:style-name="T16">f.fid=a.fid <text:s/></text:span><text:span text:style-name="T13">∧</text:span><text:span text:style-name="T16">f.leiter='Momo' </text:span><text:span text:style-name="T12">( ( l </text:span>⨯ <text:span text:style-name="T11">a ) ⨯ f ) )</text:span></text:p>
      <text:p text:style-name="P19"/>
      <text:p text:style-name="P6">b)</text:p>
      <text:p text:style-name="P23">Statt kartesisches Produkt von 3 Tabellen, erst f.leiter selektieren, dann mit Θ-Joins l.name und a.aid suchen, was effizient geht, da die Join-Bedingungen Primärschlüssel sind <text:span text:style-name="T24">und somit ein Index existiert.</text:span></text:p>
      <text:p text:style-name="P19"/>
      <text:p text:style-name="P22"><text:span text:style-name="T10">π <text:s/></text:span><text:span text:style-name="T14">l.name , a.aid , f.</text:span><text:span text:style-name="T15">leiter</text:span><text:span text:style-name="T10"> ( l </text:span>⨝ <text:span text:style-name="T16">l.lid=a.lid </text:span><text:span text:style-name="T23">( a </text:span>⨝ <text:span text:style-name="T23">a.</text:span><text:span text:style-name="T16">fid=</text:span><text:span text:style-name="T19">f</text:span><text:span text:style-name="T16">.fid</text:span><text:span text:style-name="T13"> </text:span><text:span text:style-name="T22">( </text:span>σ <text:span text:style-name="T16">f.leiter='Momo' </text:span><text:span text:style-name="T12"><text:s/>( f ) ) ) )</text:span></text:p>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Bookerly" svg:font-family="Bookerly" style:font-pitch="variable"/>
    <style:font-face style:name="Lato" svg:font-family="Lato"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text-properties style:font-name="Roboto Slab" fo:font-size="12pt" fo:font-weight="bold" officeooo:rsid="0000e83e" officeooo:paragraph-rsid="00014714" style:font-size-asian="12pt" style:font-weight-asian="bold" style:font-size-complex="12pt" style:font-weight-complex="bold"/>
    </style:style>
    <style:style style:name="MT1" style:family="text">
      <style:text-properties officeooo:rsid="02429d67"/>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Datenbanken – <text:span text:style-name="MT1">1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rula </meta:initial-creator>
    <meta:creation-date>2019-02-21T17:45:00.715268942</meta:creation-date>
    <meta:generator>LibreOffice/6.2.4.2$Linux_X86_64 LibreOffice_project/20$Build-2</meta:generator>
    <dc:date>2019-06-10T17:43:22.837080705</dc:date>
    <meta:editing-duration>PT18H23M5S</meta:editing-duration>
    <meta:editing-cycles>541</meta:editing-cycles>
    <meta:printed-by>merula </meta:printed-by>
    <meta:print-date>2019-05-15T11:23:15.106329145</meta:print-date>
    <dc:creator>merula </dc:creator>
    <meta:document-statistic meta:table-count="0" meta:image-count="0" meta:object-count="0" meta:page-count="1" meta:paragraph-count="33" meta:word-count="321" meta:character-count="1786" meta:non-whitespace-character-count="1477"/>
  </office:meta>
</office:document-meta>
</file>